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-0.0799in" svg:y="-0.1409in" svg:width="6.7161in" svg:height="9.059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12:22.651464491</meta:creation-date>
    <dc:date>2018-02-12T17:14:23.445219747</dc:date>
    <meta:editing-duration>PT2M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0.0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123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.lht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resistors.lht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2013N.lht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TSOT-26N.lht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23-3N.lht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563-6-M.lht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</table:table-row>
        <table:table-row table:style-name="ro1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</table:table-row>
        <table:table-row table:style-name="ro1">
          <table:table-cell office:value-type="string" calcext:value-type="string">
            <text:p>Res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de_10mm.fp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AE10X10.lht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 style:data-style-name="N2" text:time-value="17:13:16.079702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